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2mm"/>
    </style:style>
    <style:style style:name="co2" style:family="table-column">
      <style:table-column-properties fo:break-before="auto" style:column-width="39.49mm"/>
    </style:style>
    <style:style style:name="co3" style:family="table-column">
      <style:table-column-properties fo:break-before="auto" style:column-width="83.94mm"/>
    </style:style>
    <style:style style:name="co4" style:family="table-column">
      <style:table-column-properties fo:break-before="auto" style:column-width="11.27mm"/>
    </style:style>
    <style:style style:name="co5" style:family="table-column">
      <style:table-column-properties fo:break-before="auto" style:column-width="21.85mm"/>
    </style:style>
    <style:style style:name="co6" style:family="table-column">
      <style:table-column-properties fo:break-before="auto" style:column-width="21.4mm"/>
    </style:style>
    <style:style style:name="co7" style:family="table-column">
      <style:table-column-properties fo:break-before="auto" style:column-width="32.09mm"/>
    </style:style>
    <style:style style:name="co8" style:family="table-column">
      <style:table-column-properties fo:break-before="auto" style:column-width="56.2mm"/>
    </style:style>
    <style:style style:name="co9" style:family="table-column">
      <style:table-column-properties fo:break-before="auto" style:column-width="25.38mm"/>
    </style:style>
    <style:style style:name="co10" style:family="table-column">
      <style:table-column-properties fo:break-before="auto" style:column-width="38.08mm"/>
    </style:style>
    <style:style style:name="co11" style:family="table-column">
      <style:table-column-properties fo:break-before="auto" style:column-width="23.74mm"/>
    </style:style>
    <style:style style:name="co12" style:family="table-column">
      <style:table-column-properties fo:break-before="auto" style:column-width="28.91mm"/>
    </style:style>
    <style:style style:name="co13" style:family="table-column">
      <style:table-column-properties fo:break-before="auto" style:column-width="77.59mm"/>
    </style:style>
    <style:style style:name="co14" style:family="table-column">
      <style:table-column-properties fo:break-before="auto" style:column-width="19.03mm"/>
    </style:style>
    <style:style style:name="ro1" style:family="table-row">
      <style:table-row-properties style:row-height="4.23mm" fo:break-before="auto" style:use-optimal-row-height="true"/>
    </style:style>
    <style:style style:name="ta1" style:family="table" style:master-page-name="PageStyle_5f_titani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" style:family="table-cell" style:parent-style-name="Default" style:data-style-name="N12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" style:family="table-cell" style:parent-style-name="Default" style:data-style-name="N122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itani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8" table:default-cell-style-name="ce6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43" table:default-cell-style-name="ce2"/>
        <table:table-column table:style-name="co14" table:number-columns-repeated="767" table:default-cell-style-name="Default"/>
        <table:table-row table:style-name="ro1">
          <table:table-cell table:style-name="ce1" office:value-type="string" calcext:value-type="string">
            <text:p>pclass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ibsp</text:p>
          </table:table-cell>
          <table:table-cell table:style-name="ce1" office:value-type="string" calcext:value-type="string">
            <text:p>parch</text:p>
          </table:table-cell>
          <table:table-cell table:style-name="ce3" office:value-type="string" calcext:value-type="string">
            <text:p>ticket</text:p>
          </table:table-cell>
          <table:table-cell table:style-name="ce5" office:value-type="string" calcext:value-type="string">
            <text:p>fare</text:p>
          </table:table-cell>
          <table:table-cell table:style-name="ce3" office:value-type="string" calcext:value-type="string">
            <text:p>cabin</text:p>
          </table:table-cell>
          <table:table-cell table:style-name="ce3" office:value-type="string" calcext:value-type="string">
            <text:p>embarked</text:p>
          </table:table-cell>
          <table:table-cell table:style-name="ce3" office:value-type="string" calcext:value-type="string">
            <text:p>boat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home.dest</text:p>
          </table:table-cell>
          <table:table-cell table:style-name="ce7"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,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 Louis, MO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167" calcext:value-type="float">
            <text:p>0,9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Montreal, PQ / Chesterville, ON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real, PQ / Chesterville, ON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ison, Mr. Hudson Joshua Creighto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Montreal, PQ / Chesterville, ON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real, PQ / Chesterville, O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,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Hudson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,000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, NI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,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yside, Queens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,504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ontevideo, Urugua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tor, Col. John Jacob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,5250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,5250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,300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,8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,000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Hessle, York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,9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,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,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,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ttie, Mr. Thom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,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Winnipeg, M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,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,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,000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,52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rd, Miss. Elle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,7792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nbaum, Mr. Jako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5" calcext:value-type="float">
            <text:p>1390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San Francisco, C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,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Dowagiac, MI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,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Dowagiac, MI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,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tockholm, Sweden / Washington, DC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,50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renton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,0000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Glen Ridge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Caroli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,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Youngstown, OH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Birkdale, England Cleveland, Ohi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rebank, Mr. John Jam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89" calcext:value-type="float">
            <text:p>110489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 / Winnipeg, M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n, Miss. Grace Scot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operstow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,0000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St Leonards-on-Sea, England Ohio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Los Angeles, C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y, Mr. John Bertram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4" calcext:value-type="float">
            <text:p>113054</text:p>
          </table:table-cell>
          <table:table-cell office:value-type="float" office:value="30.5" calcext:value-type="float">
            <text:p>30,5000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omeroy, W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ndeis, Mr. Emi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1</text:p>
          </table:table-cell>
          <table:table-cell office:value-type="float" office:value="50.4958" calcext:value-type="float">
            <text:p>50,495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Omaha, NE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,600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hiladelphia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,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Denver, CO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ohn Murray (Caroline Lane Lamson)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,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elmont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cknell, Mrs. William Robert (Emma Eliza War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,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Philadelphia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,500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ashington, DC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,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ndee, Mrs. Edward (Helen Churchill Hungerford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6</text:p>
          </table:table-cell>
          <table:table-cell office:value-type="float" office:value="27.4458" calcext:value-type="float">
            <text:p>27,445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Washington, DC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,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Austria-Hungary / Germantown, Philadelphia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s. James Warburton Martinez (Charlotte Wardle Drake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,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Germantown, Philadelphia, P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,0000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,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evideo, Urugua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rau, Mr. Jose Pedr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,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evideo, Urugua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,000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Bryn Mawr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,000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Bryn Mawr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,000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ryn Mawr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,000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Bryn Mawr, P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e, Mr. Howard Brow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24" calcext:value-type="float">
            <text:p>19924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scot, Berkshire / Rochester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ssebeer, Mrs. Henry Arthur Jr (Eleanor Genevieve Fosdick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770" calcext:value-type="float">
            <text:p>17770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,8500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Little Onn Hall, Staffs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vendish, Mrs. Tyrell William (Julia Florence Siegel)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,8500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Little Onn Hall, Staff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,175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menia, 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ffee, Mrs. Herbert Fuller (Carrie Constance Toogood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,175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Amenia, 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 / Ithaca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 / Ithaca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udanson, Miss. Victorin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,5000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London, Engl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vre, Mr. Paul Romaine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4</text:p>
          </table:table-cell>
          <table:table-cell office:value-type="float" office:value="29.7" calcext:value-type="float">
            <text:p>29,700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,0000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St Leonards-on-Sea, England Ohi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holm, Mr. Roderick Robert Crisp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1" calcext:value-type="float">
            <text:p>112051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iverpool, England / Belfas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rk, Mr. Walter Mill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,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Los Angeles, C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rk, Mrs. Walter Miller (Virginia McDowell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,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Los Angeles, C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oughton, M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,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Victoria, BC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Lakewood, NJ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ton, Mr. Alexander Taylor J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Lakewood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rs. Alexander Taylor (Mary Eliza Ingersoll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Lakewood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nell, Mrs. Robert Clifford (Malvina Helen Lamson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70" calcext:value-type="float">
            <text:p>11770</text:p>
          </table:table-cell>
          <table:table-cell office:value-type="float" office:value="25.7" calcext:value-type="float">
            <text:p>25,7000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afton, Mr. John Bertr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1" calcext:value-type="float">
            <text:p>113791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achdale, IN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,0000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Milwaukee, WI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,0000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ilwaukee, WI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rs. Edward Gifford (Catherine Elizabeth Halstead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901" calcext:value-type="float">
            <text:p>112901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ilwaukee, WI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mings, Mr. John Bradle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,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,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 9</text:p>
          </table:table-cell>
          <table:table-cell/>
          <table:table-cell office:value-type="string" calcext:value-type="string">
            <text:p>Lima, Peru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Philadelphia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s, Miss. Sara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vidson, Mrs. Thornton (Orian Hays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,000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Calgary, A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,000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Calgary, A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Dr. Washingto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,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San Francisco, C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,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San Francisco, C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rs. Washington (Ruth Vidaver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,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San Francisco, C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,4250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eephaven, MN / Cedar Rapids, I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uglas, Mrs. Frederick Charles (Mary Helene Baxter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,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uglas, Mrs. Walter Donald (Mahala Dutt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,4250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Deephaven, MN / Cedar Rapids, I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,600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ondon / Paris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,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ondon / Pari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lles, Mr. William Crother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0</text:p>
          </table:table-cell>
          <table:table-cell office:value-type="float" office:value="29.7" calcext:value-type="float">
            <text:p>29,700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Philadelphia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arnshaw, Mrs. Boulton (Olive Potter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t Airy, Philadelphia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,5250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,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Brookline, M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ans, Miss. Edith Cors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31</text:p>
          </table:table-cell>
          <table:table-cell office:value-type="float" office:value="31.6792" calcext:value-type="float">
            <text:p>31,6792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,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genheim, Mrs. Alfred (Antoinette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8</text:p>
          </table:table-cell>
          <table:table-cell office:value-type="float" office:value="31.6833" calcext:value-type="float">
            <text:p>31,683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,883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,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Brooklyn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51</text:p>
          </table:table-cell>
          <table:table-cell office:value-type="float" office:value="27.75" calcext:value-type="float">
            <text:p>27,7500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Winnipeg, M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Ethel Flor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Winnipeg, M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Winnipeg, MB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nnipeg, MB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nnipeg, M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rs. Mark (Mary McDougal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Winnipeg, M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,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lin, Mr. Thomas Par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78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cliff-on-Sea, Esse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,6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. Isaac Geral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65</text:p>
          </table:table-cell>
          <table:table-cell office:value-type="float" office:value="27.7208" calcext:value-type="float">
            <text:p>27,7208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,6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568</text:p>
          </table:table-cell>
          <table:table-cell office:value-type="float" office:value="49.5" calcext:value-type="float">
            <text:p>49,500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Zurich, Switzerl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567</text:p>
          </table:table-cell>
          <table:table-cell office:value-type="float" office:value="79.2" calcext:value-type="float">
            <text:p>79,2000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Zurich, Switzerl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s. Maxmillian (Margaretha Emerentia Stehli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567</text:p>
          </table:table-cell>
          <table:table-cell office:value-type="float" office:value="79.2" calcext:value-type="float">
            <text:p>79,2000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Zurich, Switzerlan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8</text:p>
          </table:table-cell>
          <table:table-cell office:value-type="float" office:value="0" calcext:value-type="float">
            <text:p>0,000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803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cituate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803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cituate, M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320</text:p>
          </table:table-cell>
          <table:table-cell office:value-type="float" office:value="38.5" calcext:value-type="float">
            <text:p>38,5000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St Anne's-on-Sea, Lancashir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iger, Miss. Amal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,5000</text:p>
          </table:table-cell>
          <table:table-cell office:value-type="string" calcext:value-type="string">
            <text:p>C1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bson, Miss. Dorothy Winifre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378</text:p>
          </table:table-cell>
          <table:table-cell office:value-type="float" office:value="59.4" calcext:value-type="float">
            <text:p>59,4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bson, Mrs. Leonard (Pauline C Boe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378</text:p>
          </table:table-cell>
          <table:table-cell office:value-type="float" office:value="59.4" calcext:value-type="float">
            <text:p>59,4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,2000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53</text:p>
          </table:table-cell>
          <table:table-cell office:value-type="float" office:value="89.1042" calcext:value-type="float">
            <text:p>89,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Paris, France / 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53</text:p>
          </table:table-cell>
          <table:table-cell office:value-type="float" office:value="89.1042" calcext:value-type="float">
            <text:p>89,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Paris, France / 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,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cie, Col. Archibald IV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0</text:p>
          </table:table-cell>
          <table:table-cell office:value-type="float" office:value="28.5" calcext:value-type="float">
            <text:p>28,5000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Washington, DC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3</text:p>
          </table:table-cell>
          <table:table-cell office:value-type="float" office:value="30" calcext:value-type="float">
            <text:p>30,000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Greenwich, C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,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Winnipeg, M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,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Greenwich, CT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,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s. Leo David (Blanche Strouse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,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,2000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65</text:p>
          </table:table-cell>
          <table:table-cell office:value-type="float" office:value="55.4417" calcext:value-type="float">
            <text:p>55,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Brookly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s. George Achilles (Dorothy Annan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65</text:p>
          </table:table-cell>
          <table:table-cell office:value-type="float" office:value="55.4417" calcext:value-type="float">
            <text:p>55,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Brookly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,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,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6</text:p>
          </table:table-cell>
          <table:table-cell office:value-type="float" office:value="42.4" calcext:value-type="float">
            <text:p>42,4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973</text:p>
          </table:table-cell>
          <table:table-cell office:value-type="float" office:value="83.475" calcext:value-type="float">
            <text:p>83,4750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973</text:p>
          </table:table-cell>
          <table:table-cell office:value-type="float" office:value="83.475" calcext:value-type="float">
            <text:p>83,4750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9</text:p>
          </table:table-cell>
          <table:table-cell office:value-type="float" office:value="0" calcext:value-type="float">
            <text:p>0,000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,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88</text:p>
          </table:table-cell>
          <table:table-cell office:value-type="float" office:value="30" calcext:value-type="float">
            <text:p>30,000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Kingston, Surre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767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ys, Mr. Charles Melville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,5000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,5000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, Mr. Christophe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38</text:p>
          </table:table-cell>
          <table:table-cell office:value-type="float" office:value="42.5" calcext:value-type="float">
            <text:p>42,500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 / Middlesex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liard, Mr. Herbert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3</text:p>
          </table:table-cell>
          <table:table-cell office:value-type="float" office:value="51.8625" calcext:value-type="float">
            <text:p>51,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ghton, M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kins, Mr. William Edwar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80</text:p>
          </table:table-cell>
          <table:table-cell office:value-type="float" office:value="50" calcext:value-type="float">
            <text:p>50,0000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 / Birmingham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361</text:p>
          </table:table-cell>
          <table:table-cell office:value-type="float" office:value="57.9792" calcext:value-type="float">
            <text:p>57,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hicago, IL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361</text:p>
          </table:table-cell>
          <table:table-cell office:value-type="float" office:value="57.9792" calcext:value-type="float">
            <text:p>57,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hicago, IL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02</text:p>
          </table:table-cell>
          <table:table-cell office:value-type="float" office:value="77.9583" calcext:value-type="float">
            <text:p>77,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Hudson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89</text:p>
          </table:table-cell>
          <table:table-cell office:value-type="float" office:value="52" calcext:value-type="float">
            <text:p>52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89</text:p>
          </table:table-cell>
          <table:table-cell office:value-type="float" office:value="52" calcext:value-type="float">
            <text:p>52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426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Indianapolis, I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43</text:p>
          </table:table-cell>
          <table:table-cell office:value-type="float" office:value="90" calcext:value-type="float">
            <text:p>90,000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ew York, NY / <text:s/>Stamford C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,695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43</text:p>
          </table:table-cell>
          <table:table-cell office:value-type="float" office:value="90" calcext:value-type="float">
            <text:p>90,000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ew York, NY / <text:s/>Stamford CT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72</text:p>
          </table:table-cell>
          <table:table-cell office:value-type="float" office:value="80" calcext:value-type="float">
            <text:p>80,0000</text:p>
          </table:table-cell>
          <table:table-cell office:value-type="string" calcext:value-type="string">
            <text:p>B28</text:p>
          </table:table-cell>
          <table:table-cell/>
          <table:table-cell office:value-type="string" calcext:value-type="string">
            <text:p>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,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, France 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may, Mr. Joseph Bruc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8</text:p>
          </table:table-cell>
          <table:table-cell office:value-type="float" office:value="0" calcext:value-type="float">
            <text:p>0,0000</text:p>
          </table:table-cell>
          <table:table-cell office:value-type="string" calcext:value-type="string">
            <text:p>B52 B54 B5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Liverpool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nes, Mr. Charles Cresso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94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Bennington, V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an, Mr. Henry Forb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44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ing, Mr. Edwin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,5000</text:p>
          </table:table-cell>
          <table:table-cell office:value-type="string" calcext:value-type="string">
            <text:p>C13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771</text:p>
          </table:table-cell>
          <table:table-cell office:value-type="float" office:value="29.7" calcext:value-type="float">
            <text:p>29,7000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Buffalo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yon, Mr. Frederick 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64</text:p>
          </table:table-cell>
          <table:table-cell office:value-type="float" office:value="51.8625" calcext:value-type="float">
            <text:p>51,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outhington / Noank, CT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64</text:p>
          </table:table-cell>
          <table:table-cell office:value-type="float" office:value="51.8625" calcext:value-type="float">
            <text:p>51,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Southington / Noank, CT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53</text:p>
          </table:table-cell>
          <table:table-cell office:value-type="float" office:value="52.5542" calcext:value-type="float">
            <text:p>52,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Boston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s. Edwin Nelson Jr (Gertrude Parson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53</text:p>
          </table:table-cell>
          <table:table-cell office:value-type="float" office:value="52.5542" calcext:value-type="float">
            <text:p>52,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Boston, M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28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ortland, OR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uchen, Miss. Emilie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160</text:p>
          </table:table-cell>
          <table:table-cell office:value-type="float" office:value="211.3375" calcext:value-type="float">
            <text:p>211,33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5</text:p>
          </table:table-cell>
          <table:table-cell office:value-type="float" office:value="25.9292" calcext:value-type="float">
            <text:p>25,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,42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,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hicago, IL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eberg-Lind, Mr. Erik Gustaf ("Mr Edward Lingrey")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75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ockholm, Swede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dstrom, Mrs. Carl Johan (Sigrid Posse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377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Stockholm, Swede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,400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rs. Ernest H (Elizabeth Lindsey Jame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,400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01</text:p>
          </table:table-cell>
          <table:table-cell office:value-type="float" office:value="30" calcext:value-type="float">
            <text:p>30,000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Springfield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02</text:p>
          </table:table-cell>
          <table:table-cell office:value-type="float" office:value="77.9583" calcext:value-type="float">
            <text:p>77,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Hudson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ing, Mr. Joseph Holla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801</text:p>
          </table:table-cell>
          <table:table-cell office:value-type="float" office:value="45.5" calcext:value-type="float">
            <text:p>45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 / 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,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60</text:p>
          </table:table-cell>
          <table:table-cell office:value-type="float" office:value="211.3375" calcext:value-type="float">
            <text:p>211,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t Louis, M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uire, Mr. John Edwar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469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ckton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152</text:p>
          </table:table-cell>
          <table:table-cell office:value-type="float" office:value="86.5" calcext:value-type="float">
            <text:p>86,5000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774</text:p>
          </table:table-cell>
          <table:table-cell office:value-type="float" office:value="29.7" calcext:value-type="float">
            <text:p>29,7000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3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vin, Mrs. Daniel Warner (Mary Graham Carmichael Farquarso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3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,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Belgium <text:s/>Montreal, PQ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Caffry, Mr. Thomas Francis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050</text:p>
          </table:table-cell>
          <table:table-cell office:value-type="float" office:value="75.2417" calcext:value-type="float">
            <text:p>75,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Vancouver, BC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3</text:p>
          </table:table-cell>
          <table:table-cell office:value-type="float" office:value="51.8625" calcext:value-type="float">
            <text:p>51,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orchester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,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Philadelphia, P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,17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,17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09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East Bridgewater, M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28</text:p>
          </table:table-cell>
          <table:table-cell office:value-type="float" office:value="90" calcext:value-type="float">
            <text:p>90,000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Fond du Lac, WI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28</text:p>
          </table:table-cell>
          <table:table-cell office:value-type="float" office:value="90" calcext:value-type="float">
            <text:p>90,000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Green Bay, WI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rs. William Edward (Lillian E Thorpe)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28</text:p>
          </table:table-cell>
          <table:table-cell office:value-type="float" office:value="90" calcext:value-type="float">
            <text:p>90,000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Fond du Lac, WI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ck, Mr. Philipp Edmu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236</text:p>
          </table:table-cell>
          <table:table-cell office:value-type="float" office:value="57.75" calcext:value-type="float">
            <text:p>57,750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7</text:p>
          </table:table-cell>
          <table:table-cell office:value-type="float" office:value="30.5" calcext:value-type="float">
            <text:p>30,5000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ore, Mr. Clarence Bloomfiel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6</text:p>
          </table:table-cell>
          <table:table-cell office:value-type="float" office:value="42.4" calcext:value-type="float">
            <text:p>42,4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ashington, DC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,7000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Brookly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273</text:p>
          </table:table-cell>
          <table:table-cell office:value-type="float" office:value="113.275" calcext:value-type="float">
            <text:p>113,2750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Lexington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273</text:p>
          </table:table-cell>
          <table:table-cell office:value-type="float" office:value="113.275" calcext:value-type="float">
            <text:p>113,2750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Lexington, M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273</text:p>
          </table:table-cell>
          <table:table-cell office:value-type="float" office:value="113.275" calcext:value-type="float">
            <text:p>113,275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Lexington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752</text:p>
          </table:table-cell>
          <table:table-cell office:value-type="float" office:value="26.2833" calcext:value-type="float">
            <text:p>26,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9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Isle of Wight, Engl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liva y Ocana, Dona. Fermin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,9000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mont, Mr. Alfred Fernan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 12998</text:p>
          </table:table-cell>
          <table:table-cell office:value-type="float" office:value="25.7417" calcext:value-type="float">
            <text:p>25,741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tby, Miss. Helene Ragnhil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509</text:p>
          </table:table-cell>
          <table:table-cell office:value-type="float" office:value="61.9792" calcext:value-type="float">
            <text:p>61,9792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Providence, RI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509</text:p>
          </table:table-cell>
          <table:table-cell office:value-type="float" office:value="61.9792" calcext:value-type="float">
            <text:p>61,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Providence, RI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ies y Rodriguez, Mr. Servando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2</text:p>
          </table:table-cell>
          <table:table-cell office:value-type="float" office:value="27.7208" calcext:value-type="float">
            <text:p>27,720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?Havana, Cub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2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43</text:p>
          </table:table-cell>
          <table:table-cell office:value-type="float" office:value="28.5" calcext:value-type="float">
            <text:p>28,5000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urbiton Hill, Surre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yne, Mr. Vivian Ponsonb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,5000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6</text:p>
          </table:table-cell>
          <table:table-cell office:value-type="float" office:value="66.6" calcext:value-type="float">
            <text:p>66,60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sleworth, Engl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6</text:p>
          </table:table-cell>
          <table:table-cell office:value-type="float" office:value="66.6" calcext:value-type="float">
            <text:p>66,60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Isleworth, Englan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,9000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Madrid, Spai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,9000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Madrid, Spai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,5000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6</text:p>
          </table:table-cell>
          <table:table-cell office:value-type="float" office:value="30.5" calcext:value-type="float">
            <text:p>30,5000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Toronto, ON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465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Worcester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767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t Airy, Philadelphia, P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972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terdam, Netherlands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heims, Mr. George Alexander Luci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7</text:p>
          </table:table-cell>
          <table:table-cell office:value-type="float" office:value="39.6" calcext:value-type="float">
            <text:p>39,6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aris / <text:s/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,633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,5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60</text:p>
          </table:table-cell>
          <table:table-cell office:value-type="float" office:value="211.3375" calcext:value-type="float">
            <text:p>211,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t Louis, M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,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renton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428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67</text:p>
          </table:table-cell>
          <table:table-cell office:value-type="float" office:value="50" calcext:value-type="float">
            <text:p>50,000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attle, W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senbaum, Miss. Edith Louis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3</text:p>
          </table:table-cell>
          <table:table-cell office:value-type="float" office:value="27.7208" calcext:value-type="float">
            <text:p>27,7208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enshine, Mr. George ("Mr George Thorne")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,200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049</text:p>
          </table:table-cell>
          <table:table-cell office:value-type="float" office:value="40.125" calcext:value-type="float">
            <text:p>40,125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Winnipeg, M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152</text:p>
          </table:table-cell>
          <table:table-cell office:value-type="float" office:value="86.5" calcext:value-type="float">
            <text:p>86,5000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London <text:s/>Vancouver, BC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hschild, Mr. Marti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,400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,4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we, Mr. Alfred G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0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aster. John Borie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 / Cooperstow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 / Cooperstow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 / Cooperstown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yerson, Mr. Arthur Larned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Haverford, PA / Cooperstow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rs. Arthur Larned (Emily Maria Borie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 / Cooperstow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988</text:p>
          </table:table-cell>
          <table:table-cell office:value-type="float" office:value="30.5" calcext:value-type="float">
            <text:p>30,5000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Manchester, Engl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,300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lomon, Mr. Abraham 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16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habert, Mrs. Paul (Emma Mock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236</text:p>
          </table:table-cell>
          <table:table-cell office:value-type="float" office:value="57.75" calcext:value-type="float">
            <text:p>57,7500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8</text:p>
          </table:table-cell>
          <table:table-cell office:value-type="float" office:value="31" calcext:value-type="float">
            <text:p>31,0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4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,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ew York, NY / Greenwich CT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,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St Louis, M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07</text:p>
          </table:table-cell>
          <table:table-cell office:value-type="float" office:value="55.9" calcext:value-type="float">
            <text:p>55,9000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uluth, M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07</text:p>
          </table:table-cell>
          <table:table-cell office:value-type="float" office:value="55.9" calcext:value-type="float">
            <text:p>55,9000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Duluth, M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213</text:p>
          </table:table-cell>
          <table:table-cell office:value-type="float" office:value="35.5" calcext:value-type="float">
            <text:p>35,5000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Basel, Switzerl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8</text:p>
          </table:table-cell>
          <table:table-cell office:value-type="float" office:value="35.5" calcext:value-type="float">
            <text:p>35,500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Britain, C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2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764</text:p>
          </table:table-cell>
          <table:table-cell office:value-type="float" office:value="30.6958" calcext:value-type="float">
            <text:p>30,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t James, Long Island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ith, Mr. Lucien Philip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95</text:p>
          </table:table-cell>
          <table:table-cell office:value-type="float" office:value="60" calcext:value-type="float">
            <text:p>60,000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untington, WV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56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reatham, Surre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ith, Mrs. Lucien Philip (Mary Eloise Hughes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95</text:p>
          </table:table-cell>
          <table:table-cell office:value-type="float" office:value="60" calcext:value-type="float">
            <text:p>60,000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Huntington, WV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yder, Mr. John Pillsbu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28</text:p>
          </table:table-cell>
          <table:table-cell office:value-type="float" office:value="82.2667" calcext:value-type="float">
            <text:p>82,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inneapolis, M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yder, Mrs. John Pillsbury (Nelle Stevenson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28</text:p>
          </table:table-cell>
          <table:table-cell office:value-type="float" office:value="82.2667" calcext:value-type="float">
            <text:p>82,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inneapolis, M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aster. Robert Dougla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,5000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Tuxedo Pa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. Frederic Oakley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,5000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Tuxedo Pa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,5000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Tuxedo Pa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ncer, Mr. William Augustus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,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,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214</text:p>
          </table:table-cell>
          <table:table-cell office:value-type="float" office:value="30.5" calcext:value-type="float">
            <text:p>30,5000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Basel, Switzerlan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14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mbledon Park, London / Hayling Island, Hants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ngel, Mr. Charles Emil Henr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78</text:p>
          </table:table-cell>
          <table:table-cell office:value-type="float" office:value="55.4417" calcext:value-type="float">
            <text:p>55,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ewark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ngel, Mrs. Charles Emil Henry (Annie May Morris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78</text:p>
          </table:table-cell>
          <table:table-cell office:value-type="float" office:value="55.4417" calcext:value-type="float">
            <text:p>55,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ark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947</text:p>
          </table:table-cell>
          <table:table-cell office:value-type="float" office:value="78.2667" calcext:value-type="float">
            <text:p>78,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Gallipolis, Ohio / ? Paris / New York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72</text:p>
          </table:table-cell>
          <table:table-cell office:value-type="float" office:value="80" calcext:value-type="float">
            <text:p>80,0000</text:p>
          </table:table-cell>
          <table:table-cell office:value-type="string" calcext:value-type="string">
            <text:p>B28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Cincinatti, OH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us, Mr. Isido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,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us, Mrs. Isidor (Rosalie Ida Blun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,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963</text:p>
          </table:table-cell>
          <table:table-cell office:value-type="float" office:value="32.3208" calcext:value-type="float">
            <text:p>32,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Haddenfield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6</text:p>
          </table:table-cell>
          <table:table-cell office:value-type="float" office:value="25.9292" calcext:value-type="float">
            <text:p>25,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Brookly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0413</text:p>
          </table:table-cell>
          <table:table-cell office:value-type="float" office:value="79.65" calcext:value-type="float">
            <text:p>79,6500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0413</text:p>
          </table:table-cell>
          <table:table-cell office:value-type="float" office:value="79.65" calcext:value-type="float">
            <text:p>79,6500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0413</text:p>
          </table:table-cell>
          <table:table-cell office:value-type="float" office:value="79.65" calcext:value-type="float">
            <text:p>79,6500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96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 7</text:p>
          </table:table-cell>
          <table:table-cell/>
          <table:table-cell office:value-type="string" calcext:value-type="string">
            <text:p>London / <text:s/>East Orange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96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 7</text:p>
          </table:table-cell>
          <table:table-cell/>
          <table:table-cell office:value-type="string" calcext:value-type="string">
            <text:p>London / <text:s/>East Orange, NJ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,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Haverford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,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Haverford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,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,2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cker, Mr. Gilbert Milligan J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43</text:p>
          </table:table-cell>
          <table:table-cell office:value-type="float" office:value="28.5375" calcext:value-type="float">
            <text:p>28,5375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Albany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Mexico City, Mexic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240</text:p>
          </table:table-cell>
          <table:table-cell office:value-type="float" office:value="33.5" calcext:value-type="float">
            <text:p>33,500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Brooklyn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967</text:p>
          </table:table-cell>
          <table:table-cell office:value-type="float" office:value="34.0208" calcext:value-type="float">
            <text:p>34,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ast Orange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,32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ren, Mr. Frank Manley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813</text:p>
          </table:table-cell>
          <table:table-cell office:value-type="float" office:value="75.25" calcext:value-type="float">
            <text:p>75,250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ortland, OR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813</text:p>
          </table:table-cell>
          <table:table-cell office:value-type="float" office:value="75.25" calcext:value-type="float">
            <text:p>75,250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Portland, OR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800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Salt Lake City, Utah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281</text:p>
          </table:table-cell>
          <table:table-cell office:value-type="float" office:value="77.2875" calcext:value-type="float">
            <text:p>77,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unswick, ME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281</text:p>
          </table:table-cell>
          <table:table-cell office:value-type="float" office:value="77.2875" calcext:value-type="float">
            <text:p>77,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Brunswick, 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ite, Mrs. John Stuart (Ella Holmes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,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 / Briarcliff Manor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928</text:p>
          </table:table-cell>
          <table:table-cell office:value-type="float" office:value="164.8667" calcext:value-type="float">
            <text:p>164,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Youngstown, OH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ck, Mr. George Dennick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928</text:p>
          </table:table-cell>
          <table:table-cell office:value-type="float" office:value="164.8667" calcext:value-type="float">
            <text:p>164,8667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Youngstown, OH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928</text:p>
          </table:table-cell>
          <table:table-cell office:value-type="float" office:value="164.8667" calcext:value-type="float">
            <text:p>164,8667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Youngstown, OH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dener, Mr. George Dunto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,5000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Elkins Park, P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,5000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Elkins Park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dener, Mrs. George Dunton (Eleanor Elkin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,5000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Elkins Park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lard, Miss. Constanc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5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8 10</text:p>
          </table:table-cell>
          <table:table-cell/>
          <table:table-cell office:value-type="string" calcext:value-type="string">
            <text:p>Duluth, MN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,37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Geneva, Switzerland / Radnor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liams, Mr. Richard Norris I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,37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neva, Switzerland / Radnor, P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10</text:p>
          </table:table-cell>
          <table:table-cell office:value-type="float" office:value="35" calcext:value-type="float">
            <text:p>35,0000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, Engl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son, Miss. Helen Alic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,5000</text:p>
          </table:table-cell>
          <table:table-cell office:value-type="string" calcext:value-type="string">
            <text:p>E39 E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947</text:p>
          </table:table-cell>
          <table:table-cell office:value-type="float" office:value="35.5" calcext:value-type="float">
            <text:p>35,5000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London, Englan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807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lifax, NS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,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 / Washington, DC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,000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ussia 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,0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Russia 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dworth, Mr. Charles Augustu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yn Mawr, PA, US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1945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enos Aires, Argentina / New Jersey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w, Mr. Frank Thoma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050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, England Houghton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le, Mr. William 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687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arwick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687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Warwick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by, Mr. Joh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4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Hoboken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108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enzance, 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imbrigge, Mr. Charles Ro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30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551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ristol, Avon / Jacksonville, F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lymouth, Dorset / Houghton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,5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Jacksonville, F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08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Norwich / 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08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Norwich / 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uchamp, Mr. Henry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58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,00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Guntur, India / Benton Harbour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,00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Guntur, India / Benton Harbour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ker, Miss. Ruth Elizabet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,00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Guntur, India / Benton Harbour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ker, Mrs. Allen Oliver (Nellie E Baumgardner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,00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Guntur, India / Benton Harbour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698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tham, Miss. Lilian W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0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Rochester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25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 Ives, Cornwall / Calume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sford, Mr. William Hu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67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lmira, NY / Orange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wenur, Mr. Solom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1535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0367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ake Arthur, Chavez County, NM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33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London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iss. Edith Eilee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50</text:p>
          </table:table-cell>
          <table:table-cell office:value-type="float" office:value="39" calcext:value-type="float">
            <text:p>39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ape Town, South Africa / Seattle, W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750</text:p>
          </table:table-cell>
          <table:table-cell office:value-type="float" office:value="39" calcext:value-type="float">
            <text:p>39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ape Town, South Africa / Seattle, W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750</text:p>
          </table:table-cell>
          <table:table-cell office:value-type="float" office:value="39" calcext:value-type="float">
            <text:p>39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ape Town, South Africa / Seattle, W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yhl, Miss. Dagmar Jenny Ingeborg 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685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Skara, Sweden / Rockford, 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685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kara, Sweden / Rockford, 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849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ittingbourne, England / San Diego, C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68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outhsea, Hant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1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6852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33" calcext:value-type="float">
            <text:p>0,8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8738</text:p>
          </table:table-cell>
          <table:table-cell office:value-type="float" office:value="29" calcext:value-type="float">
            <text:p>29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Bangkok, Thailand / Roseville, 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dwell, Mr. Albert Franci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8738</text:p>
          </table:table-cell>
          <table:table-cell office:value-type="float" office:value="29" calcext:value-type="float">
            <text:p>29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Bangkok, Thailand / Roseville, 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8738</text:p>
          </table:table-cell>
          <table:table-cell office:value-type="float" office:value="29" calcext:value-type="float">
            <text:p>29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Bangkok, Thailand / Roseville, 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Mamaronec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3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2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t Ives, Cornwall / Calume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252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252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31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Bronx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rnwall / Spokane, W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pman, Mrs. John Henry (Sara Elizabeth Lawry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Spokane, W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7789</text:p>
          </table:table-cell>
          <table:table-cell office:value-type="float" office:value="30" calcext:value-type="float">
            <text:p>30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y, Mrs. (Alice France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7789</text:p>
          </table:table-cell>
          <table:table-cell office:value-type="float" office:value="30" calcext:value-type="float">
            <text:p>30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rke, Mr. Charles Valentin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/ San Francisco, C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England / San Francisco, C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rtford, Huntingdonshire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elsinki, Finland Ashtabula, Ohio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tt, Mr. Sidney C Stua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034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London / Fort Byron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Bishopstoke, Hants / Fayette Valley, I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ishopstoke, Hants / Fayette Valley, I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Bishopstoke, Hants / Fayette Valley, I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k, Mrs. (Selena Rogers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6</text:p>
          </table:table-cell>
          <table:table-cell office:value-type="float" office:value="10.5" calcext:value-type="float">
            <text:p>10,500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Pennsylvani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bett, Mrs. Walter H (Irene Colvi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249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vo, U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ey, Mrs. Percy C (Mary Phyllis Elizabeth Miller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Upper Burma, India Pittsburgh, P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tterill, Mr. Henry "Harry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107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enzance, 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3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St Ives, Cornwall / Hancock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yndhurst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es, Mrs. John Morgan (Elizabeth Agnes Mary White) 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St Ives, Cornwall / Hancock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66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London / Staten Island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Brito, Mr. Jose Joaqui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6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ortugal / Sau Paulo, Braz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con, Mr. Percy Willia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Lucca, Italy / Californi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 Carlo, Mrs. Sebastiano (Argenia Genovesi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Lucca, Italy / Californi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bury, Mr. Herber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 / Elizabeth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bden, Mr. Willia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Forest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919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outhampt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919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outhampt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0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olley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ew, Master. Marshall Brin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220</text:p>
          </table:table-cell>
          <table:table-cell office:value-type="float" office:value="32.5" calcext:value-type="float">
            <text:p>32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Greenport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ew, Mr. James Vivi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220</text:p>
          </table:table-cell>
          <table:table-cell office:value-type="float" office:value="32.5" calcext:value-type="float">
            <text:p>32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reenport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220</text:p>
          </table:table-cell>
          <table:table-cell office:value-type="float" office:value="32.5" calcext:value-type="float">
            <text:p>32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Greenport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,858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Barcelona, Spain / Havana, Cub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an y More, Miss. Florenti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8</text:p>
          </table:table-cell>
          <table:table-cell office:value-type="float" office:value="13.8583" calcext:value-type="float">
            <text:p>13,858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Barcelona, Spain / Havana, Cub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751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/ Detroi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nder, Mr. Ingv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685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oteborg, Sweden / Rockford, 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6171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Oslo, Norway Bayonne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unthorpe, Mr. Har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26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England / Philadelphia, P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26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lbrook, Mr. Joseph Charl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5185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Houghton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923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Rochester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4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671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Janjgir, India / Pennsylvani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6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Liverpool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e, Mr. Harry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64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Clear Creek, CO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64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Clear Creek, CO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388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Brooklyn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6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iverpool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2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 / Elizabeth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bert, Mr. William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0769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es, Mr. Edg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133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Camden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134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Camden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es, Mr. Ral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26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West Kensington, 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86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levedon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23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Vancouver, BC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7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ronx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5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uburn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49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Detroi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0649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Detroi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beck, Mr. William H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attle, WA / Toledo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8727</text:p>
          </table:table-cell>
          <table:table-cell office:value-type="float" office:value="33" calcext:value-type="float">
            <text:p>3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Denmark Hill, Surrey / Chicago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8727</text:p>
          </table:table-cell>
          <table:table-cell office:value-type="float" office:value="33" calcext:value-type="float">
            <text:p>3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enmark Hill, Surrey / Chicago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althamstow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Ilford, Essex / Winnipeg, MB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lford, Essex / Winnipeg, MB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Ilford, Essex / Winnipeg, MB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omerset / Bernardsville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man, Miss. Kat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omerset / Bernardsville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rman, Mr. Samue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omerset / Bernardsville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omerset / Bernardsville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06</text:p>
          </table:table-cell>
          <table:table-cell office:value-type="float" office:value="16" calcext:value-type="float">
            <text:p>1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dia / Rapid City, S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Hampstead, London / Neepawa, MB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West Hampstead, London / Neepawa, MB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Hampstead, London / Neepawa, MB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tunen, Miss. Mart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5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Kontiolahti, Finland / Detroi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cking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105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104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cking, Mr. Samuel James Metcalf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296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evonport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105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Southampt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70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/ Sacramento, C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, Mrs. Stephen (Annie Margaret Hi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70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England / Sacramento, C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Forest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79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Tokyo, Japa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ard, Mr. Benjami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06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indon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ard, Mrs. Benjamin (Ellen Truelove Arma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06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indon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hiladelphia, P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3847</text:p>
          </table:table-cell>
          <table:table-cell office:value-type="float" office:value="27" calcext:value-type="float">
            <text:p>27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847</text:p>
          </table:table-cell>
          <table:table-cell office:value-type="float" office:value="27" calcext:value-type="float">
            <text:p>27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565</text:p>
          </table:table-cell>
          <table:table-cell office:value-type="float" office:value="15" calcext:value-type="float">
            <text:p>15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orth Evington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erys, Mr. Clifford Thoma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 / Elizabeth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erys, Mr. Ernest Wilfre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 / Elizabeth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 Ives, Cornwall / Houghton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,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36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Moscow / Bronx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36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Moscow / Bronx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nes, Mrs. J Frank (Claire Bennet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ndia / Pittsburgh, P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6593</text:p>
          </table:table-cell>
          <table:table-cell office:value-type="float" office:value="12.35" calcext:value-type="float">
            <text:p>12,3500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Harrisburg, P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ane, Mr. Dani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734</text:p>
          </table:table-cell>
          <table:table-cell office:value-type="float" office:value="12.35" calcext:value-type="float">
            <text:p>12,3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3596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London / 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9533</text:p>
          </table:table-cell>
          <table:table-cell office:value-type="float" office:value="12.35" calcext:value-type="float">
            <text:p>12,3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Glasgow / Bangor, ME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5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Sweden / Arlington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51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nneapolis, M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htinen, Rev.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51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nneapolis, M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mb, Mr. John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0261</text:p>
          </table:table-cell>
          <table:table-cell office:value-type="float" office:value="10.7083" calcext:value-type="float">
            <text:p>10,7083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oche, Miss. Louise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,57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Paris / Hait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,57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Paris / Hait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,57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 / Hait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,57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Paris / Hait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,0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Berne, Switzerland / Central City, I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27</text:p>
          </table:table-cell>
          <table:table-cell office:value-type="float" office:value="33" calcext:value-type="float">
            <text:p>3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London / Chicago, 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,500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hicago, 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,87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gane, Mr. Joh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5509</text:p>
          </table:table-cell>
          <table:table-cell office:value-type="float" office:value="12.35" calcext:value-type="float">
            <text:p>12,3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uch, Mr. Charles Alexander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Weston-Super-Mare, Somerse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on-Super-Mare, Somerse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,5000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Southampton / 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achard, Mr. No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735</text:p>
          </table:table-cell>
          <table:table-cell office:value-type="float" office:value="15.0458" calcext:value-type="float">
            <text:p>15,04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,004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Paris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,00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et, Mrs. Albert (Antoinette Mag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,004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Paris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iavacchi, Mr. Serafino Emi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.3 2861</text:p>
          </table:table-cell>
          <table:table-cell office:value-type="float" office:value="15.5792" calcext:value-type="float">
            <text:p>15,57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2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 Austall, Cornwal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bery, Mr. Frank Huber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059</text:p>
          </table:table-cell>
          <table:table-cell office:value-type="float" office:value="16" calcext:value-type="float">
            <text:p>1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on-Super-Mare / Moose Jaw, SK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Crae, Mr. Arthur Gord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216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Sydney, Australi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Crie, Mr. James Matthew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47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rnia, 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0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chester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644</text:p>
          </table:table-cell>
          <table:table-cell office:value-type="float" office:value="19.5" calcext:value-type="float">
            <text:p>19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England / Bennington, V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644</text:p>
          </table:table-cell>
          <table:table-cell office:value-type="float" office:value="19.5" calcext:value-type="float">
            <text:p>19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England / Bennington, V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helsea, 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2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rrow-on-the-Hill, Middlesex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36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Copenhagen, Denmark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 / Montclair, NJ and/or Toledo, Ohio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153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orcester, M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011</text:p>
          </table:table-cell>
          <table:table-cell office:value-type="float" office:value="14" calcext:value-type="float">
            <text:p>14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Frankfort, K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5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lesworth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les, Mr. Thomas Franci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0276</text:p>
          </table:table-cell>
          <table:table-cell office:value-type="float" office:value="9.6875" calcext:value-type="float">
            <text:p>9,6875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Cambridge, M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7736</text:p>
          </table:table-cell>
          <table:table-cell office:value-type="float" office:value="30.0708" calcext:value-type="float">
            <text:p>30,070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7736</text:p>
          </table:table-cell>
          <table:table-cell office:value-type="float" office:value="30.0708" calcext:value-type="float">
            <text:p>30,07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0080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ice, France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0080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ice, France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0080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ice, France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sson, Mr. Isra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68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oston, M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,7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Cornwall / Hancock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8629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Glasgow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urney, Mr. Alfred ("Baron von Drachstedt")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6</text:p>
          </table:table-cell>
          <table:table-cell office:value-type="float" office:value="13.8625" calcext:value-type="float">
            <text:p>13,86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Cologne, Germa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,500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Folkstone, Kent / 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1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ddleburg Heights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enham, Mr. Percy Thoma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0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Pondersend, England / New Durham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,862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pain / Havana, Cub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27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milton, 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las y Castello, Mr. Emili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7</text:p>
          </table:table-cell>
          <table:table-cell office:value-type="float" office:value="13.8583" calcext:value-type="float">
            <text:p>13,858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pain / Havana, Cub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ker, Mr. Clifford Rich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488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 Andrews, Guernse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3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43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Woodford County, K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665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nnislake, England / Butte, M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,050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uschitz, Rev. Joseph Mari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39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lips, Miss. Alice Frances Louis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Ilfracombe, Dev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5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Worcester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illips, Mr. Escott Rober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lfracombe, Dev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60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Russi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7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enmark / 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luppi, Mr. Emilio Ilario Giusepp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644</text:p>
          </table:table-cell>
          <table:table-cell office:value-type="float" office:value="12.7375" calcext:value-type="float">
            <text:p>12,737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Milford, N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lbaum, Mr. Franz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8</text:p>
          </table:table-cell>
          <table:table-cell office:value-type="float" office:value="15.0333" calcext:value-type="float">
            <text:p>15,0333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360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Plymouth, Devon / Detroi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k, Miss. Winifred Ve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360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Plymouth, Devon / Detroi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360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Plymouth, Devon / Detroi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ghton, Sussex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27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Elizabeth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27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lizabeth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043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pai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,0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33" calcext:value-type="float">
            <text:p>0,8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6</text:p>
          </table:table-cell>
          <table:table-cell office:value-type="float" office:value="18.75" calcext:value-type="float">
            <text:p>18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6</text:p>
          </table:table-cell>
          <table:table-cell office:value-type="float" office:value="18.75" calcext:value-type="float">
            <text:p>18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106</text:p>
          </table:table-cell>
          <table:table-cell office:value-type="float" office:value="18.75" calcext:value-type="float">
            <text:p>18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London, England / Marietta, Ohio and Milwaukee, W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gers, Mr. Reginald Har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004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Guernsey / Wilmington, DE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hmidt, Mr. Augus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659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ark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61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iverpoo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58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ornsey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43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Deer Lodge, M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0652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Finland / Minneapolis, M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cock, Miss. Maude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Cornwall / Hancock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Finland / Washington, DC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442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ult St Marie, 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818</text:p>
          </table:table-cell>
          <table:table-cell office:value-type="float" office:value="12.35" calcext:value-type="float">
            <text:p>12,3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Halifax, N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06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41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Houghton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ton, Mr. Samuel War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734</text:p>
          </table:table-cell>
          <table:table-cell office:value-type="float" office:value="15.0458" calcext:value-type="float">
            <text:p>15,0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kes, Mr. Philip Josep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40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Catford, Kent / Detroi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ne, Mr. George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34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eet, Mr. George Frederick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omerset / Bernardsville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Indianapolis, I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639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0929</text:p>
          </table:table-cell>
          <table:table-cell office:value-type="float" office:value="12.65" calcext:value-type="float">
            <text:p>12,6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lumbus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18</text:p>
          </table:table-cell>
          <table:table-cell office:value-type="float" office:value="10.5" calcext:value-type="float">
            <text:p>10,5000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Bath, England / Massachusett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68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lymouth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68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lymouth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al, Mr. Jame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21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arre, Co Washington, V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croft, Miss. Nel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Mamaronec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e, Mr. John Jame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stol, England / New Britain, C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e, Mr. William Jeffe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66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e, Mrs. John James (Florence Louise Long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ristol, England / New Britain, C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6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t, Miss. Bertha J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Aberdeen / Portland, OR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Aberdeen / Portland, OR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267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England / Hartford, C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sz, Mr. Leopol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8414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Bromsgrove, England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8414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romsgrove, England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ls, Master. Ralph Lest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3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3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ls, Mrs. Arthur Henry ("Addie" Dart Trevaskis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103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, Miss. Barbara J</text:p>
          </table:table-cell>
          <table:table-cell office:value-type="string" calcext:value-type="string">
            <text:p>female</text:p>
          </table:table-cell>
          <table:table-cell office:value-type="float" office:value="0.9167" calcext:value-type="float">
            <text:p>0,9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ournmouth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ournmouth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,7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ournmouth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ournmouth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, England / Edgewood, R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eler, Mr. Edwin "Frederic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59</text:p>
          </table:table-cell>
          <table:table-cell office:value-type="float" office:value="12.875" calcext:value-type="float">
            <text:p>12,8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27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London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7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Harrow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iss. Mario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0844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Yoevil, England / Cottage Grove, OR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7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ari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bott, Master. Eugene Josep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ast Providence, R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,2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East Providence, R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ast Providence, R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lseth, Miss. Karen Mari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5</text:p>
          </table:table-cell>
          <table:table-cell office:value-type="float" office:value="7.65" calcext:value-type="float">
            <text:p>7,6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Norway Los Angeles, C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lseth, Mr. Olaus Jorge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2</text:p>
          </table:table-cell>
          <table:table-cell office:value-type="float" office:value="7.65" calcext:value-type="float">
            <text:p>7,6500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erkins County, S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hamsson, Mr. Abraham August Johanne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4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Taalintehdas, Finland Hoboken, NJ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him, Mrs. Joseph (Sophie Halaut Easu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7</text:p>
          </table:table-cell>
          <table:table-cell office:value-type="float" office:value="7.2292" calcext:value-type="float">
            <text:p>7,2292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Greensburg, P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Asarum, Sweden Brooklyn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182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Bournemouth, Eng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46</text:p>
          </table:table-cell>
          <table:table-cell office:value-type="float" office:value="9.475" calcext:value-type="float">
            <text:p>9,4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Akeley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s, Master. Philip Frank</text:p>
          </table:table-cell>
          <table:table-cell office:value-type="string" calcext:value-type="string">
            <text:p>male</text:p>
          </table:table-cell>
          <table:table-cell office:value-type="float" office:value="0.8333" calcext:value-type="float">
            <text:p>0,8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1</text:p>
          </table:table-cell>
          <table:table-cell office:value-type="float" office:value="9.35" calcext:value-type="float">
            <text:p>9,3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London, England Norfolk, V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1</text:p>
          </table:table-cell>
          <table:table-cell office:value-type="float" office:value="9.35" calcext:value-type="float">
            <text:p>9,3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London, England Norfolk, V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9</text:p>
          </table:table-cell>
          <table:table-cell office:value-type="float" office:value="18.7875" calcext:value-type="float">
            <text:p>18,787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Syria Fredericksburg, V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</text:p>
          </table:table-cell>
          <table:table-cell office:value-type="float" office:value="7.8875" calcext:value-type="float">
            <text:p>7,887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Albion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lo, Finland Astoria, OR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Argentin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345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wer Clapton, Middlesex or Erdington, Birmingham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23</text:p>
          </table:table-cell>
          <table:table-cell office:value-type="float" office:value="8.3" calcext:value-type="float">
            <text:p>8,3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Windsor, Eng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en, Mr. Albert Kar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,5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Bergen, Norwa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46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01281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uotsinphyhtaa, Fin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iss. Ida Augusta Margaret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91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Vadsbro, Sweden Ministee, M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3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r. Johan Samu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5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rtford, CT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6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heloff, Mr. Mink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237</text:p>
          </table:table-cell>
          <table:table-cell office:value-type="float" office:value="17.8" calcext:value-type="float">
            <text:p>17,8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ltdorf, Switzer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237</text:p>
          </table:table-cell>
          <table:table-cell office:value-type="float" office:value="17.8" calcext:value-type="float">
            <text:p>17,8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ltdorf, Switzer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onsson, Mr. Ernst Axel Algo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911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Joliet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plund, Master. Carl Edg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<text:s/>Worcester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orcester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Sweden Worcester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plund, Master. Filip Osca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orcester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Sweden Worcester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plund, Mr. Carl Oscar Vilhelm Gustafsso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Sweden <text:s/>Worcester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lund, Mr. Johan Charl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4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Oskarshamn, Sweden Minneapolis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Sweden <text:s/>Worcester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af Khalil, Mrs. Mariana ("Miriam"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6</text:p>
          </table:table-cell>
          <table:table-cell office:value-type="float" office:value="7.225" calcext:value-type="float">
            <text:p>7,2250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Ottawa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af, Mr. Gerio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2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Ottawa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am, Mr. Al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9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7</text:p>
          </table:table-cell>
          <table:table-cell office:value-type="float" office:value="14.4583" calcext:value-type="float">
            <text:p>14,4583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4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Ottawa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8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Krakoryd, Sweden Bloomington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7</text:p>
          </table:table-cell>
          <table:table-cell office:value-type="float" office:value="7.2292" calcext:value-type="float">
            <text:p>7,2292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Syria Youngstown, OH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cos, Mr. Rafful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9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8</text:p>
          </table:table-cell>
          <table:table-cell office:value-type="float" office:value="15.85" calcext:value-type="float">
            <text:p>15,8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uotsinphytaa, Fin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8</text:p>
          </table:table-cell>
          <table:table-cell office:value-type="float" office:value="15.85" calcext:value-type="float">
            <text:p>15,8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uotsinphytaa, Fin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,2583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Syria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,2583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Syria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,2583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Syria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,2583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Syria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man, Miss. Emily Louis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3141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London Skanteale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3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8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3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91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Ottawa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91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Ottawa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ry, Miss. Juli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844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66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3951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8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Krakudden, Sweden Moune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,3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ranvik, Finland New York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ros, Master. Se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2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8</text:p>
          </table:table-cell>
          <table:table-cell office:value-type="float" office:value="4.0125" calcext:value-type="float">
            <text:p>4,0125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Hong Kong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2992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ennes, Norway New York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orklund, Mr. Ernst Herbert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9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ockholm, Sweden New York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4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los, Master. Ak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78</text:p>
          </table:table-cell>
          <table:table-cell office:value-type="float" office:value="15.2458" calcext:value-type="float">
            <text:p>15,2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Kent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78</text:p>
          </table:table-cell>
          <table:table-cell office:value-type="float" office:value="15.2458" calcext:value-type="float">
            <text:p>15,2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Kent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4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78</text:p>
          </table:table-cell>
          <table:table-cell office:value-type="float" office:value="15.2458" calcext:value-type="float">
            <text:p>15,2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Kent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4848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4849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4849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63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reherbert, Cardiff, Wale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dley, Miss. Bridget 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4914</text:p>
          </table:table-cell>
          <table:table-cell office:value-type="float" office:value="7.725" calcext:value-type="float">
            <text:p>7,725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Kingwilliamstown, Co Cork, Ireland Glens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f, Miss. Elin Ester Mari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71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edeltorp, Sweden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60</text:p>
          </table:table-cell>
          <table:table-cell office:value-type="float" office:value="7.0458" calcext:value-type="float">
            <text:p>7,04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dgerule, Dev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dgerule, Dev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beck, Mr. Karl Rudolf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5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orcester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omfield, Chelmsford, Eng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kley, Miss. Katherine</text:p>
          </table:table-cell>
          <table:table-cell office:value-type="string" calcext:value-type="string">
            <text:p>female</text:p>
          </table:table-cell>
          <table:table-cell office:value-type="float" office:value="18.5" calcext:value-type="float">
            <text:p>1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9944</text:p>
          </table:table-cell>
          <table:table-cell office:value-type="float" office:value="7.2833" calcext:value-type="float">
            <text:p>7,2833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Co Cork, Ireland Roxbury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ley, Mr. Dani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20</text:p>
          </table:table-cell>
          <table:table-cell office:value-type="float" office:value="7.8208" calcext:value-type="float">
            <text:p>7,8208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Kingwilliamstown, Co Cork, 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22</text:p>
          </table:table-cell>
          <table:table-cell office:value-type="float" office:value="6.75" calcext:value-type="float">
            <text:p>6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Co Cork, Ireland Charlestown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ns, Miss. Mary De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63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Co Sligo, 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cic, Miss. Mand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7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4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cic, Mr. Jego Grg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1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9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roat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3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6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46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van, Mr. Patric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8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Philadelphia, P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am, Mr.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9</text:p>
          </table:table-cell>
          <table:table-cell office:value-type="float" office:value="14.4583" calcext:value-type="float">
            <text:p>14,4583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Ottawa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9</text:p>
          </table:table-cell>
          <table:table-cell office:value-type="float" office:value="14.4583" calcext:value-type="float">
            <text:p>14,4583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Ottawa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2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agsas, Sweden Fower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sson, Mr. Carl Robe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9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oteborg, Sweden Huntley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23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Co Longford, 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r, Miss. Jeannie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364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Co Sligo, Ireland Hartford, CT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ver, Mr. Alfred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2095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 Denys, Southampton, Hant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275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Hong Kong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27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0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Greece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onopoulos, Mr. Demetrio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0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Greece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ortuga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London Brooklyn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bert, Mr. Patric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1109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Co Limerick, Ireland Sherbrooke, PQ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0</text:p>
          </table:table-cell>
          <table:table-cell office:value-type="float" office:value="7.4958" calcext:value-type="float">
            <text:p>7,4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9</text:p>
          </table:table-cell>
          <table:table-cell office:value-type="float" office:value="7.4958" calcext:value-type="float">
            <text:p>7,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lon, Mr. Thomas Hen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332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Philadelphia, P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5097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Brooklyn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re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72</text:p>
          </table:table-cell>
          <table:table-cell office:value-type="float" office:value="7.6292" calcext:value-type="float">
            <text:p>7,6292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69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, Mr. Barto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0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9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,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ngland Brooklyn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,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ngland Brooklyn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tts, Mrs. William (Winnie "Minnie" Treanor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,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ngland Brooklyn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00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errill, W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,1583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stol, England Cleveland, OH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bb, Miss. Laura Alic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1362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Bournemouth, England Newark, NJ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1362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ournemouth, England Newark, NJ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0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ustria-Hungar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her, Mr. Shedid</text:p>
          </table:table-cell>
          <table:table-cell office:value-type="string" calcext:value-type="string">
            <text:p>male</text:p>
          </table:table-cell>
          <table:table-cell office:value-type="float" office:value="22.5" calcext:value-type="float">
            <text:p>2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8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98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Australia Fingal, 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52</text:p>
          </table:table-cell>
          <table:table-cell office:value-type="float" office:value="10.5167" calcext:value-type="float">
            <text:p>10,5167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orrlot, Sweden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8</text:p>
          </table:table-cell>
          <table:table-cell office:value-type="float" office:value="10.1708" calcext:value-type="float">
            <text:p>10,170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y, Miss. Margaret Marcella "Maggie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50</text:p>
          </table:table-cell>
          <table:table-cell office:value-type="float" office:value="6.95" calcext:value-type="float">
            <text:p>6,9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Co Athlone, 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5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 15 B</text:p>
          </table:table-cell>
          <table:table-cell/>
          <table:table-cell office:value-type="string" calcext:value-type="string">
            <text:p>Co Athlone, 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bom, Master. Gilbert Sigvard Emanuel</text:p>
          </table:table-cell>
          <table:table-cell office:value-type="string" calcext:value-type="string">
            <text:p>male</text:p>
          </table:table-cell>
          <table:table-cell office:value-type="float" office:value="0.3333" calcext:value-type="float">
            <text:p>0,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0</text:p>
          </table:table-cell>
          <table:table-cell office:value-type="float" office:value="14.4" calcext:value-type="float">
            <text:p>14,4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anton, 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080</text:p>
          </table:table-cell>
          <table:table-cell office:value-type="float" office:value="14.4" calcext:value-type="float">
            <text:p>14,4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tanton, 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080</text:p>
          </table:table-cell>
          <table:table-cell office:value-type="float" office:value="14.4" calcext:value-type="float">
            <text:p>14,4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anton, 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9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Bromwich, England Pontiac, M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es, Mr. Ev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4 23568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es, Mr. John Samu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Bromwich, England Pontiac, M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es, Mr. Josep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3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Bromwich, England Pontiac, M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son, M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6525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iverpool, England Bedford, OH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6525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Liverpool, England Bedford, OH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Messemaeker, Mr. Guillaume Joseph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572</text:p>
          </table:table-cell>
          <table:table-cell office:value-type="float" office:value="17.4" calcext:value-type="float">
            <text:p>17,4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Tampico, MT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572</text:p>
          </table:table-cell>
          <table:table-cell office:value-type="float" office:value="17.4" calcext:value-type="float">
            <text:p>17,4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Tampico, MT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4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Belgium Detroit, M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8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,5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Devon, England Wichita, K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n, Miss. Elizabeth Gladys "Millvina"</text:p>
          </table:table-cell>
          <table:table-cell office:value-type="string" calcext:value-type="string">
            <text:p>female</text:p>
          </table:table-cell>
          <table:table-cell office:value-type="float" office:value="0.1667" calcext:value-type="float">
            <text:p>0,1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,5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Devon, England Wichita, K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,5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evon, England Wichita, K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n, Mrs. Bertram (Eva Georgetta Light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,5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Devon, England Wichita, K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alic, Mr. Redjo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0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metri, Mr. Mar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8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oon Rapids, 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nis, Mr.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5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58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ilmacowen, Co Sligo, 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ka, Mr. Mirk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8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ntcheff, Mr. Valtcho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6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6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6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ngland Oglesby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6</text:p>
          </table:table-cell>
          <table:table-cell office:value-type="float" office:value="12.475" calcext:value-type="float">
            <text:p>12,4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Union Hill, NJ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yle, Miss.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70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pkin, Miss. Jenn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3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ustria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6439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quemin, Mr. Jose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2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ngland Albion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ker, Mr. Adolf Fredri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72</text:p>
          </table:table-cell>
          <table:table-cell office:value-type="float" office:value="13.9" calcext:value-type="float">
            <text:p>13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Haven, CT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ker, Mrs. Adolf Fredrik (Anna Elisabeth Judith Andersson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72</text:p>
          </table:table-cell>
          <table:table-cell office:value-type="float" office:value="13.9" calcext:value-type="float">
            <text:p>13,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West Haven, CT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912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ofta, Sweden Joliet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4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Karberg, Sweden Jerome Junction, AZ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1</text:p>
          </table:table-cell>
          <table:table-cell office:value-type="float" office:value="6.975" calcext:value-type="float">
            <text:p>6,9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ffington Rut, S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4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as, Mr. Josep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75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Ottawa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90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95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llinois, US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6</text:p>
          </table:table-cell>
          <table:table-cell office:value-type="float" office:value="12.475" calcext:value-type="float">
            <text:p>12,4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31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rett, Mr. Thomas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,1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23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Aughnacliff, Co Longford, 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oli, Mr. Luig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8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Italy Philadelphia, P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6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eming, Miss. Ho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9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323</text:p>
          </table:table-cell>
          <table:table-cell office:value-type="float" office:value="6.95" calcext:value-type="float">
            <text:p>6,9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ley, Mr. Josep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10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ley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35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Hong Kong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,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herfield, Sussex, England Essex Co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,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herfield, Sussex, England Essex Co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1478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dgwater, Somerset, Eng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r. Edward Watso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,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herfield, Sussex, England Essex Co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,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herfield, Sussex, England Essex Co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,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herfield, Sussex, England Essex Co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x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57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lin, Mr. Charles (Charles Fardon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4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64</text:p>
          </table:table-cell>
          <table:table-cell office:value-type="float" office:value="7.7417" calcext:value-type="float">
            <text:p>7,7417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85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4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973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1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Co Longford, 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5677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Co Clare, Ireland Washington, DC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3291</text:p>
          </table:table-cell>
          <table:table-cell office:value-type="float" office:value="20.525" calcext:value-type="float">
            <text:p>20,5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 D</text:p>
          </table:table-cell>
          <table:table-cell/>
          <table:table-cell office:value-type="string" calcext:value-type="string">
            <text:p>Strood, Kent, England Detroit, M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3291</text:p>
          </table:table-cell>
          <table:table-cell office:value-type="float" office:value="20.525" calcext:value-type="float">
            <text:p>20,5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rood, Kent, England Detroit, M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smith, Mr. Nath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3</text:p>
          </table:table-cell>
          <table:table-cell office:value-type="float" office:value="7.85" calcext:value-type="float">
            <text:p>7,8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hiladelphia, P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3291</text:p>
          </table:table-cell>
          <table:table-cell office:value-type="float" office:value="20.525" calcext:value-type="float">
            <text:p>20,5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 D</text:p>
          </table:table-cell>
          <table:table-cell/>
          <table:table-cell office:value-type="string" calcext:value-type="string">
            <text:p>Strood, Kent, England Detroit, M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ortuga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iss. Jessie Allis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r. Charles Frederick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44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orking, Surrey, Eng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471</text:p>
          </table:table-cell>
          <table:table-cell office:value-type="float" office:value="8.3625" calcext:value-type="float">
            <text:p>8,362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Foresvik, Norway Portland, 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est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6563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34</text:p>
          </table:table-cell>
          <table:table-cell office:value-type="float" office:value="9.8458" calcext:value-type="float">
            <text:p>9,84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aukegan,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6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Ruotsinphytaa, Fin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7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uotsinphytaa, Fin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9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yren, Sweden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6</text:p>
          </table:table-cell>
          <table:table-cell office:value-type="float" office:value="8.85" calcext:value-type="float">
            <text:p>8,8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gardon, Miss. Kat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3. 30631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303</text:p>
          </table:table-cell>
          <table:table-cell office:value-type="float" office:value="19.9667" calcext:value-type="float">
            <text:p>19,9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304</text:p>
          </table:table-cell>
          <table:table-cell office:value-type="float" office:value="19.9667" calcext:value-type="float">
            <text:p>19,9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,8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,8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9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3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26</text:p>
          </table:table-cell>
          <table:table-cell office:value-type="float" office:value="14.1083" calcext:value-type="float">
            <text:p>14,108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25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29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sen, Mrs. Claus Peter (Jennie L Howar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26</text:p>
          </table:table-cell>
          <table:table-cell office:value-type="float" office:value="14.1083" calcext:value-type="float">
            <text:p>14,108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4887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4140</text:p>
          </table:table-cell>
          <table:table-cell office:value-type="float" office:value="6.8583" calcext:value-type="float">
            <text:p>6,8583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9</text:p>
          </table:table-cell>
          <table:table-cell office:value-type="float" office:value="18.7875" calcext:value-type="float">
            <text:p>18,7875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5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9</text:p>
          </table:table-cell>
          <table:table-cell office:value-type="float" office:value="6.975" calcext:value-type="float">
            <text:p>6,9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e, Mr. L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26</text:p>
          </table:table-cell>
          <table:table-cell office:value-type="float" office:value="6.75" calcext:value-type="float">
            <text:p>6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lstrom, Miss. Hilda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48</text:p>
          </table:table-cell>
          <table:table-cell office:value-type="float" office:value="8.9625" calcext:value-type="float">
            <text:p>8,962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nriksson, Miss. Jenny Lovi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6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49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8</text:p>
          </table:table-cell>
          <table:table-cell office:value-type="float" office:value="12.2875" calcext:value-type="float">
            <text:p>12,2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rvonen, Mrs. Alexander (Helga E Lindqvis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01298</text:p>
          </table:table-cell>
          <table:table-cell office:value-type="float" office:value="12.2875" calcext:value-type="float">
            <text:p>12,2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,4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then, Mr. Johan Marti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,5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7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ward, Miss. May Elizab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 2. 3918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1</text:p>
          </table:table-cell>
          <table:table-cell office:value-type="float" office:value="7.65" calcext:value-type="float">
            <text:p>7,6500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man, Mr. Abra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</text:p>
          </table:table-cell>
          <table:table-cell office:value-type="float" office:value="7.8875" calcext:value-type="float">
            <text:p>7,8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5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ieff, Mr. Y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0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makangas, Miss. Ida Livij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0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0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4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0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7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48</text:p>
          </table:table-cell>
          <table:table-cell office:value-type="float" office:value="7.0542" calcext:value-type="float">
            <text:p>7,0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31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306</text:p>
          </table:table-cell>
          <table:table-cell office:value-type="float" office:value="8.1125" calcext:value-type="float">
            <text:p>8,112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64</text:p>
          </table:table-cell>
          <table:table-cell office:value-type="float" office:value="6.4958" calcext:value-type="float">
            <text:p>6,4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ansson Palmquist, Mr. Oskar Leand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0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2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40</text:p>
          </table:table-cell>
          <table:table-cell office:value-type="float" office:value="8.6542" calcext:value-type="float">
            <text:p>8,654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3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sson, Mr. Nil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7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742</text:p>
          </table:table-cell>
          <table:table-cell office:value-type="float" office:value="11.1333" calcext:value-type="float">
            <text:p>11,133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347742</text:p>
          </table:table-cell>
          <table:table-cell office:value-type="float" office:value="11.1333" calcext:value-type="float">
            <text:p>11,133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2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742</text:p>
          </table:table-cell>
          <table:table-cell office:value-type="float" office:value="11.1333" calcext:value-type="float">
            <text:p>11,133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ton, Master. William Arthur "Willie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,4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,4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,4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ton, Mrs. Andrew G (Elizabeth "Lily" Wats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,4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4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17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nsson, Mr. Nils Hilding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8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36</text:p>
          </table:table-cell>
          <table:table-cell office:value-type="float" office:value="9.825" calcext:value-type="float">
            <text:p>9,8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37</text:p>
          </table:table-cell>
          <table:table-cell office:value-type="float" office:value="9.825" calcext:value-type="float">
            <text:p>9,8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,1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475</text:p>
          </table:table-cell>
          <table:table-cell office:value-type="float" office:value="8.4333" calcext:value-type="float">
            <text:p>8,433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6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lsson, Mr. Einar Gervasiu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3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sson, Mr. Julius Konrad Euge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5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60</text:p>
          </table:table-cell>
          <table:table-cell office:value-type="float" office:value="7.5208" calcext:value-type="float">
            <text:p>7,520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256</text:p>
          </table:table-cell>
          <table:table-cell office:value-type="float" office:value="13.4167" calcext:value-type="float">
            <text:p>13,41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un, Mr. Franz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256</text:p>
          </table:table-cell>
          <table:table-cell office:value-type="float" office:value="13.4167" calcext:value-type="float">
            <text:p>13,41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00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tavelas, Mr. Vassilios ("Catavelas Vassilios")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2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46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3592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234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31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11</text:p>
          </table:table-cell>
          <table:table-cell office:value-type="float" office:value="7.8292" calcext:value-type="float">
            <text:p>7,8292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359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nedy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78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halil, Mr. Betro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0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halil, Mrs. Betros (Zahie "Maria"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0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ernan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7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9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65</text:p>
          </table:table-cell>
          <table:table-cell office:value-type="float" office:value="7.7375" calcext:value-type="float">
            <text:p>7,7375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k, Miss.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5152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5151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5153</text:p>
          </table:table-cell>
          <table:table-cell office:value-type="float" office:value="22.025" calcext:value-type="float">
            <text:p>22,0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k-Heilmann, Mr. A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5153</text:p>
          </table:table-cell>
          <table:table-cell office:value-type="float" office:value="22.025" calcext:value-type="float">
            <text:p>22,0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k-Heilmann, Mrs. Anton (Luise Heilman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5153</text:p>
          </table:table-cell>
          <table:table-cell office:value-type="float" office:value="22.025" calcext:value-type="float">
            <text:p>22,0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asen, Miss. Gertrud Emilia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350405</text:p>
          </table:table-cell>
          <table:table-cell office:value-type="float" office:value="12.1833" calcext:value-type="float">
            <text:p>12,183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50404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asen, Mrs. (Hulda Kristina Eugenia Lofqvist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0405</text:p>
          </table:table-cell>
          <table:table-cell office:value-type="float" office:value="12.1833" calcext:value-type="float">
            <text:p>12,183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korian, Mr. Nesh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4</text:p>
          </table:table-cell>
          <table:table-cell office:value-type="float" office:value="7.2292" calcext:value-type="float">
            <text:p>7,2292</text:p>
          </table:table-cell>
          <table:table-cell office:value-type="string" calcext:value-type="string">
            <text:p>F E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4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35</text:p>
          </table:table-cell>
          <table:table-cell office:value-type="float" office:value="9.5875" calcext:value-type="float">
            <text:p>9,5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7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935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45</text:p>
          </table:table-cell>
          <table:table-cell office:value-type="float" office:value="9.4833" calcext:value-type="float">
            <text:p>9,483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7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rsson-Rondberg, Mr. Edvard 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5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0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,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,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,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,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febre, Mrs. Frank (France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,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3</text:p>
          </table:table-cell>
          <table:table-cell office:value-type="float" office:value="6.4375" calcext:value-type="float">
            <text:p>6,4375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non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71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71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81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1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910</text:p>
          </table:table-cell>
          <table:table-cell office:value-type="float" office:value="15.55" calcext:value-type="float">
            <text:p>15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ell, Mrs. Edvard Bengtsson (Elin Gerda Persso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910</text:p>
          </table:table-cell>
          <table:table-cell office:value-type="float" office:value="15.55" calcext:value-type="float">
            <text:p>15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han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71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thman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251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kyer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22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8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743</text:p>
          </table:table-cell>
          <table:table-cell office:value-type="float" office:value="7.0542" calcext:value-type="float">
            <text:p>7,0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ndin, Miss. Olga Elid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9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ndstrom, Mr. Thure Ed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3</text:p>
          </table:table-cell>
          <table:table-cell office:value-type="float" office:value="7.5792" calcext:value-type="float">
            <text:p>7,579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yntakoff, Mr. Sta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Kay, Mr. George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2795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,1417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,1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hon, Miss. Bridg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24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ho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4 313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inen, Mr. Kalle Edv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8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7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66</text:p>
          </table:table-cell>
          <table:table-cell office:value-type="float" office:value="7.7375" calcext:value-type="float">
            <text:p>7,7375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dirosian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5</text:p>
          </table:table-cell>
          <table:table-cell office:value-type="float" office:value="7.2292" calcext:value-type="float">
            <text:p>7,2292</text:p>
          </table:table-cell>
          <table:table-cell office:value-type="string" calcext:value-type="string">
            <text:p>F E46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7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9</text:p>
          </table:table-cell>
          <table:table-cell office:value-type="float" office:value="7.225" calcext:value-type="float">
            <text:p>7,2250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inoff, Mr. Nicol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iss. C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312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5 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228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6</text:p>
          </table:table-cell>
          <table:table-cell office:value-type="float" office:value="23.25" calcext:value-type="float">
            <text:p>23,2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oy, Miss. Alic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6</text:p>
          </table:table-cell>
          <table:table-cell office:value-type="float" office:value="23.25" calcext:value-type="float">
            <text:p>23,2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6</text:p>
          </table:table-cell>
          <table:table-cell office:value-type="float" office:value="23.25" calcext:value-type="float">
            <text:p>23,2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32</text:p>
          </table:table-cell>
          <table:table-cell office:value-type="float" office:value="7.7875" calcext:value-type="float">
            <text:p>7,7875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68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31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23</text:p>
          </table:table-cell>
          <table:table-cell office:value-type="float" office:value="8.0292" calcext:value-type="float">
            <text:p>8,0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Gowan, Miss. Katherin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23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Namee, Mrs. Neal (Eileen O'Leary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Nei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68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095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70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tsjo, Mr. Karl Alber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501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es, Mr. Fran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930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koff, Mr. Laz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7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80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3</text:p>
          </table:table-cell>
          <table:table-cell office:value-type="float" office:value="7.65" calcext:value-type="float">
            <text:p>7,6500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6</text:p>
          </table:table-cell>
          <table:table-cell office:value-type="float" office:value="12.475" calcext:value-type="float">
            <text:p>12,4750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6</text:p>
          </table:table-cell>
          <table:table-cell office:value-type="float" office:value="12.475" calcext:value-type="float">
            <text:p>12,4750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1110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1110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877</text:p>
          </table:table-cell>
          <table:table-cell office:value-type="float" office:value="8.4583" calcext:value-type="float">
            <text:p>8,4583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0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262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2991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1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1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barek, Mrs. George (Omine "Amenia" Alexand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61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6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474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2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vihill, Miss. Bertha 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5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30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30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phy, Miss. 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68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8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6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7</text:p>
          </table:table-cell>
          <table:table-cell office:value-type="float" office:value="7.225" calcext:value-type="float">
            <text:p>7,2250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53</text:p>
          </table:table-cell>
          <table:table-cell office:value-type="float" office:value="15.7417" calcext:value-type="float">
            <text:p>15,7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3</text:p>
          </table:table-cell>
          <table:table-cell office:value-type="float" office:value="15.7417" calcext:value-type="float">
            <text:p>15,7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kid, Mrs. Said (Waika "Mary" Mowad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3</text:p>
          </table:table-cell>
          <table:table-cell office:value-type="float" office:value="15.7417" calcext:value-type="float">
            <text:p>15,7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carrow, Mr. William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338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8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sr, Mr. Mustaf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2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ughton, Miss. Hanna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37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4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1</text:p>
          </table:table-cell>
          <table:table-cell office:value-type="float" office:value="11.2417" calcext:value-type="float">
            <text:p>11,2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1</text:p>
          </table:table-cell>
          <table:table-cell office:value-type="float" office:value="11.2417" calcext:value-type="float">
            <text:p>11,2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eminen, Miss. Manta Josefin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97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klasson, Mr. Samu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3611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lsson, Miss. Berta Oliv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6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70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lsson, Mr. August Ferdin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10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,1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Finland Sudbury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,8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7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364</text:p>
          </table:table-cell>
          <table:table-cell office:value-type="float" office:value="6.2375" calcext:value-type="float">
            <text:p>6,23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65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79</text:p>
          </table:table-cell>
          <table:table-cell office:value-type="float" office:value="7.8292" calcext:value-type="float">
            <text:p>7,8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65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4912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106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Connor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671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267</text:p>
          </table:table-cell>
          <table:table-cell office:value-type="float" office:value="9.225" calcext:value-type="float">
            <text:p>9,2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Donoghue, M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6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31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59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5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'Keef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40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19</text:p>
          </table:table-cell>
          <table:table-cell office:value-type="float" office:value="7.8292" calcext:value-type="float">
            <text:p>7,8292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sen, Master. Artur Kar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7368</text:p>
          </table:table-cell>
          <table:table-cell office:value-type="float" office:value="3.1708" calcext:value-type="float">
            <text:p>3,170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,5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79</text:p>
          </table:table-cell>
          <table:table-cell office:value-type="float" office:value="8.4042" calcext:value-type="float">
            <text:p>8,40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,3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7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4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sson, Mr. Oscar Wilhel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9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63</text:p>
          </table:table-cell>
          <table:table-cell office:value-type="float" office:value="9.225" calcext:value-type="float">
            <text:p>9,2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Oslo, Norway Cameron, W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eskovic, Miss. Jel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5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6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4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34</text:p>
          </table:table-cell>
          <table:table-cell office:value-type="float" office:value="9.2167" calcext:value-type="float">
            <text:p>9,21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4</text:p>
          </table:table-cell>
          <table:table-cell office:value-type="float" office:value="8.6833" calcext:value-type="float">
            <text:p>8,683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09</text:p>
          </table:table-cell>
          <table:table-cell office:value-type="float" office:value="7.6292" calcext:value-type="float">
            <text:p>7,6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,07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sson, Master. Paul Folk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,0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,0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,0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,07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7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85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11</text:p>
          </table:table-cell>
          <table:table-cell office:value-type="float" office:value="8.7125" calcext:value-type="float">
            <text:p>8,7125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acock, Master. Alfred Edward</text:p>
          </table:table-cell>
          <table:table-cell office:value-type="string" calcext:value-type="string">
            <text:p>mal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acock, Miss. Treasteall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acock, Mrs. Benjamin (Edith Nile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arce, Mr. Erne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271</text:p>
          </table:table-cell>
          <table:table-cell office:value-type="float" office:value="7" calcext:value-type="float">
            <text:p>7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ersen, Mr. Ola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498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ltomaki, Mr. Nikolai Johann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1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83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, Master. Michael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8</text:p>
          </table:table-cell>
          <table:table-cell office:value-type="float" office:value="22.3583" calcext:value-type="float">
            <text:p>22,3583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8</text:p>
          </table:table-cell>
          <table:table-cell office:value-type="float" office:value="22.3583" calcext:value-type="float">
            <text:p>22,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68</text:p>
          </table:table-cell>
          <table:table-cell office:value-type="float" office:value="22.3583" calcext:value-type="float">
            <text:p>22,358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35</text:p>
          </table:table-cell>
          <table:table-cell office:value-type="float" office:value="8.1375" calcext:value-type="float">
            <text:p>8,1375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ersen, Mr. Mariu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441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76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7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,050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7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krnic, Mr. Mat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5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krnic, Mr. To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2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mussen, Mrs. (Lena Jacobsen Solvang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305</text:p>
          </table:table-cell>
          <table:table-cell office:value-type="float" office:value="8.1125" calcext:value-type="float">
            <text:p>8,1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9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2316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9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nolds, Mr. Harold J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684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aster. Alber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ihivouri, Miss. Susanna Juhantytar "Sanni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,1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rdan, Miss. Johanna "Hann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4915</text:p>
          </table:table-cell>
          <table:table-cell office:value-type="float" office:value="7.7208" calcext:value-type="float">
            <text:p>7,7208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498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sien, Mrs. Samuel (Emma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498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ins, Mr. Alexander 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2993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blom, Miss. Salli Helen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70129</text:p>
          </table:table-cell>
          <table:table-cell office:value-type="float" office:value="20.2125" calcext:value-type="float">
            <text:p>20,2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70129</text:p>
          </table:table-cell>
          <table:table-cell office:value-type="float" office:value="20.2125" calcext:value-type="float">
            <text:p>20,2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0129</text:p>
          </table:table-cell>
          <table:table-cell office:value-type="float" office:value="20.2125" calcext:value-type="float">
            <text:p>20,2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h, Miss. Sarah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71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an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316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1110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1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2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ade, Mr. Jean Nass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6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655</text:p>
          </table:table-cell>
          <table:table-cell office:value-type="float" office:value="7.7292" calcext:value-type="float">
            <text:p>7,7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dowitz, Mr. Har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P 1588</text:p>
          </table:table-cell>
          <table:table-cell office:value-type="float" office:value="7.575" calcext:value-type="float">
            <text:p>7,5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ether, Mr. Simon Sivertsen</text:p>
          </table:table-cell>
          <table:table-cell office:value-type="string" calcext:value-type="string">
            <text:p>male</text:p>
          </table:table-cell>
          <table:table-cell office:value-type="float" office:value="38.5" calcext:value-type="float">
            <text:p>3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2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aster. William Henry</text:p>
          </table:table-cell>
          <table:table-cell office:value-type="string" calcext:value-type="string">
            <text:p>male</text:p>
          </table:table-cell>
          <table:table-cell office:value-type="float" office:value="14.5" calcext:value-type="float">
            <text:p>14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iss. A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r. John Georg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rs. John (Annie Bulle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ander, Mr. Karl Joh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266</text:p>
          </table:table-cell>
          <table:table-cell office:value-type="float" office:value="9.325" calcext:value-type="float">
            <text:p>9,3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120</text:p>
          </table:table-cell>
          <table:table-cell office:value-type="float" office:value="7.65" calcext:value-type="float">
            <text:p>7,6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96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an, Mr. Eli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2</text:p>
          </table:table-cell>
          <table:table-cell office:value-type="float" office:value="21.6792" calcext:value-type="float">
            <text:p>21,67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an, Mr. Hann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2</text:p>
          </table:table-cell>
          <table:table-cell office:value-type="float" office:value="21.6792" calcext:value-type="float">
            <text:p>21,67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2</text:p>
          </table:table-cell>
          <table:table-cell office:value-type="float" office:value="21.6792" calcext:value-type="float">
            <text:p>21,67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strom, Miss. Beatrice Irene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,700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,700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,700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p, Mr. Juliu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8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82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209</text:p>
          </table:table-cell>
          <table:table-cell office:value-type="float" office:value="7.725" calcext:value-type="float">
            <text:p>7,7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ughnessy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4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9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,1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ne, Miss. Ellen Nata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68</text:p>
          </table:table-cell>
          <table:table-cell office:value-type="float" office:value="7.7792" calcext:value-type="float">
            <text:p>7,7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491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9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209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65</text:p>
          </table:table-cell>
          <table:table-cell office:value-type="float" office:value="7.4958" calcext:value-type="float">
            <text:p>7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4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37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446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yth, Miss. Ju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5432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4</text:p>
          </table:table-cell>
          <table:table-cell office:value-type="float" office:value="7.65" calcext:value-type="float">
            <text:p>7,6500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tor, Mr. Wool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323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nner, Mr. Henry Joh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Q. 369943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8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9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rey, Mr. Thomas</text:p>
          </table:table-cell>
          <table:table-cell office:value-type="string" calcext:value-type="string">
            <text:p>male</text:p>
          </table:table-cell>
          <table:table-cell office:value-type="float" office:value="60.5" calcext:value-type="float">
            <text:p>6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1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53</text:p>
          </table:table-cell>
          <table:table-cell office:value-type="float" office:value="9.8375" calcext:value-type="float">
            <text:p>9,83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lic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3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7054</text:p>
          </table:table-cell>
          <table:table-cell office:value-type="float" office:value="10.4625" calcext:value-type="float">
            <text:p>10,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054</text:p>
          </table:table-cell>
          <table:table-cell office:value-type="float" office:value="10.4625" calcext:value-type="float">
            <text:p>10,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0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ensson, Mr. Johan Cervi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38</text:p>
          </table:table-cell>
          <table:table-cell office:value-type="float" office:value="9.225" calcext:value-type="float">
            <text:p>9,2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5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nglin, Mr. Gunnar Isido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3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 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3294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167" calcext:value-type="float">
            <text:p>0,4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25</text:p>
          </table:table-cell>
          <table:table-cell office:value-type="float" office:value="8.5167" calcext:value-type="float">
            <text:p>8,51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mas, Mr. Charles 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21</text:p>
          </table:table-cell>
          <table:table-cell office:value-type="float" office:value="6.4375" calcext:value-type="float">
            <text:p>6,4375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ma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1</text:p>
          </table:table-cell>
          <table:table-cell office:value-type="float" office:value="6.4375" calcext:value-type="float">
            <text:p>6,4375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mas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4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, Mrs. Alexander (Thamine "Thelma")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25</text:p>
          </table:table-cell>
          <table:table-cell office:value-type="float" office:value="8.5167" calcext:value-type="float">
            <text:p>8,51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mson, Mr. Alexander Morri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30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4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4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3121</text:p>
          </table:table-cell>
          <table:table-cell office:value-type="float" office:value="7.75" calcext:value-type="float">
            <text:p>7,7500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6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49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1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fa, Mr. Assa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3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1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ma, Master. Georges Youssef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0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ma, Miss. Maria Youssef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0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50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7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38</text:p>
          </table:table-cell>
          <table:table-cell office:value-type="float" office:value="9.8417" calcext:value-type="float">
            <text:p>9,8417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34</text:p>
          </table:table-cell>
          <table:table-cell office:value-type="float" office:value="9.5875" calcext:value-type="float">
            <text:p>9,5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Billiard, Master. Jam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Billiard, Master. Walter John</text:p>
          </table:table-cell>
          <table:table-cell office:value-type="string" calcext:value-type="string">
            <text:p>male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5773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5773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5773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7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80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0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83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5</text:p>
          </table:table-cell>
          <table:table-cell office:value-type="float" office:value="9" calcext:value-type="float">
            <text:p>9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4</text:p>
          </table:table-cell>
          <table:table-cell office:value-type="float" office:value="18" calcext:value-type="float">
            <text:p>18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r Planke, Mr. Juliu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3</text:p>
          </table:table-cell>
          <table:table-cell office:value-type="float" office:value="18" calcext:value-type="float">
            <text:p>18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4</text:p>
          </table:table-cell>
          <table:table-cell office:value-type="float" office:value="18" calcext:value-type="float">
            <text:p>18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3</text:p>
          </table:table-cell>
          <table:table-cell office:value-type="float" office:value="18" calcext:value-type="float">
            <text:p>18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tanian, Mr. Davi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8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3 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ndel, Mr. Olof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16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6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7</text:p>
          </table:table-cell>
          <table:table-cell office:value-type="float" office:value="9" calcext:value-type="float">
            <text:p>9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ntwerp, Belgium / Stanton, OH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e, Mr. Frede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930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ren, Mr. Charl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9867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nzel, Mr. Linhart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5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bee, Mrs. George Joseph (Shawneene Abi-Saab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8</text:p>
          </table:table-cell>
          <table:table-cell office:value-type="float" office:value="7.2292" calcext:value-type="float">
            <text:p>7,2292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4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67</text:p>
          </table:table-cell>
          <table:table-cell office:value-type="float" office:value="6.4958" calcext:value-type="float">
            <text:p>6,4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klund, Mr. Karl Joh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66</text:p>
          </table:table-cell>
          <table:table-cell office:value-type="float" office:value="6.4958" calcext:value-type="float">
            <text:p>6,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kes, Mrs. James (Ellen Needs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3272</text:p>
          </table:table-cell>
          <table:table-cell office:value-type="float" office:value="7" calcext:value-type="float">
            <text:p>7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er, Mr. Aaron ("Abi Weller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10</text:p>
          </table:table-cell>
          <table:table-cell office:value-type="float" office:value="8.7125" calcext:value-type="float">
            <text:p>8,7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63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rz, Mr. Alber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154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tevrongel, Mr. Camill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1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9</text:p>
          </table:table-cell>
          <table:table-cell office:value-type="float" office:value="14.4542" calcext:value-type="float">
            <text:p>14,4542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9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8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7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7</text:p>
          </table:table-cell>
          <table:table-cell office:value-type="float" office:value="14.4583" calcext:value-type="float">
            <text:p>14,4583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5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328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5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karian, Mr. Mapriededer</text:p>
          </table:table-cell>
          <table:table-cell office:value-type="string" calcext:value-type="string">
            <text:p>male</text:p>
          </table:table-cell>
          <table:table-cell office:value-type="float" office:value="26.5" calcext:value-type="float">
            <text:p>26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6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karian, Mr. Orti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0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2</text:p>
          </table:table-cell>
          <table:table-cell office:value-type="float" office:value="7.875" calcext:value-type="float">
            <text:p>7,8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1" table:number-rows-repeated="10472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9">
      <number:currency-symbol number:language="en" number:country="GB">£</number:currency-symbol>
      <number:number number:decimal-places="4" loext:min-decimal-places="4" number:min-integer-digits="1" number:grouping="true"/>
    </number:currency-style>
    <number:number-style style:name="N120">
      <number:number number:decimal-places="5" loext:min-decimal-places="5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4" loext:min-decimal-places="4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Times New Roman" fo:font-family="'Times New Roman'" fo:font-size="12pt" style:font-name-asian="Arial Unicode MS" style:font-family-asian="'Arial Unicode MS'" style:font-family-generic-asian="system" style:font-pitch-asian="variable" style:font-size-asian="12pt" style:font-name-complex="Times New Roman" style:font-family-complex="'Times New Roman'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tanic" style:display-name="PageStyle_titani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anic Dataset, v3.5</dc:title>
    <dc:subject>Biostatistical Modeling</dc:subject>
    <meta:initial-creator>Thomas E. Cason</meta:initial-creator>
    <meta:creation-date>1999-04-16T21:30:56</meta:creation-date>
    <dc:date>2018-11-13T15:22:32.052060159</dc:date>
    <meta:print-date>1999-04-20T05:07:24</meta:print-date>
    <meta:editing-duration>PT2M41S</meta:editing-duration>
    <meta:editing-cycles>1</meta:editing-cycles>
    <meta:generator>LibreOffice/5.4.4.2$MacOSX_X86_64 LibreOffice_project/2524958677847fb3bb44820e40380acbe820f960</meta:generator>
    <meta:document-statistic meta:table-count="1" meta:cell-count="14485" meta:object-count="0"/>
  </office:meta>
</office:document-meta>
</file>